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doscan Notes</text:h>
      <text:p text:style-name="Text_20_body"><text:span text:style-name="Strong_20_Emphasis">Requirements:</text:span></text:p>
      <text:list xml:id="list780428110" text:style-name="L1">
        <text:list-item>
          <text:p text:style-name="P2">Be able to measure low force values </text:p>
        </text:list-item>
        <text:list-item>
          <text:p text:style-name="P2">Portable / Small size. </text:p>
        </text:list-item>
        <text:list-item>
          <text:p text:style-name="P2">Support standing (static) and walking (dynamic) conditions. </text:p>
        </text:list-item>
        <text:list-item>
          <text:p text:style-name="P1">High force tolerance. 150-900N </text:p>
        </text:list-item>
      </text:list>
      <text:p text:style-name="Text_20_body">Product Types:</text:p>
      <text:list xml:id="list2238193393" text:style-name="L2">
        <text:list-item>
          <text:p text:style-name="P4">Wearable: Pressure sensitive sole in a shoe. (Calibration and inacuracy) </text:p>
        </text:list-item>
        <text:list-item>
          <text:p text:style-name="P4">Plate: Much like a weight scale. (Walking/Dynamic motion compromised | Could be used by fixing in floor level with ground) </text:p>
        </text:list-item>
        <text:list-item>
          <text:p text:style-name="P3">Treadmill: Good for dynamic and static movements. (Costly) </text:p>
        </text:list-item>
      </text:list>
      <text:p text:style-name="Text_20_body">Tech:</text:p>
      <text:p text:style-name="Text_20_body">Force Sensitive Resistors - Cheap but not that accurate.</text:p>
      <text:p text:style-name="Text_20_body">Better for applications where we need relative change in force but not great for measurements.</text:p>
      <text:p text:style-name="Text_20_body">Stable and repeatable readings from 0.2N upto 20 N.</text:p>
      <text:p text:style-name="Text_20_body">Resource: <text:a xlink:type="simple" xlink:href="https://www.pololu.com/product/1695#:~:text=Overview,such" text:style-name="Internet_20_link" text:visited-style-name="Visited_20_Internet_20_Link">https://www.pololu.com/product/1695#:~:text=Overview,such</text:a> as AVRs and PICs.</text:p>
      <text:p text:style-name="Text_20_body">Quantum tunneling composite (QTC - semiconductor) material between a row and col conductive material. (Not an option because IP protected)</text:p>
      <text:p text:style-name="Text_20_body">Cheap, Resolution can be varied.</text:p>
      <text:p text:style-name="Text_20_body">Accuracy and false readings could be an issue. Semiconductor deformations could cause loss of accuracy overtime. Calibration needed.</text:p>
      <text:p text:style-name="Text_20_body">Alternative: Velostat Film.</text:p>
      <text:p text:style-name="Text_20_body">Paratech’s: <text:a xlink:type="simple" xlink:href="https://www.youtube.com/watch?v=J-vrjdvi94w" text:style-name="Internet_20_link" text:visited-style-name="Visited_20_Internet_20_Link">https://www.youtube.com/watch?v=J-vrjdvi94w</text:a></text:p>
      <text:p text:style-name="Text_20_body">Velostat-based Pressure sensor:</text:p>
      <text:list xml:id="list4135179731" text:style-name="L3">
        <text:list-item>
          <text:p text:style-name="P6">Easy and relatively cheap to fabricate. </text:p>
        </text:list-item>
        <text:list-item>
          <text:p text:style-name="P6">With rigorous calibration can produce repeatable results within 1% of the original reading. </text:p>
        </text:list-item>
        <text:list-item>
          <text:p text:style-name="P6">Can be used on a curved/bent position. </text:p>
        </text:list-item>
        <text:list-item>
          <text:p text:style-name="P6">Prone to wearing out after long use. (Cheaper to replace velostat-sheet). </text:p>
        </text:list-item>
        <text:list-item>
          <text:p text:style-name="P6">Can be calibrated with 2N parameters instead of $N^2$. (95% accuracy in weight calculation 40-92.25 kg) </text:p>
        </text:list-item>
        <text:list-item>
          <text:p text:style-name="P5">An amazing example demonstration using 32x32 matrix with upsampling to 128x128. <text:a xlink:type="simple" xlink:href="https://www.youtube.com/watch?v=aW_NSEHc3rI" text:style-name="Internet_20_link" text:visited-style-name="Visited_20_Internet_20_Link">Video</text:a>. <text:a xlink:type="simple" xlink:href="https://ieeexplore.ieee.org/stamp/stamp.jsp?tp=&amp;arnumber=10340284" text:style-name="Internet_20_link" text:visited-style-name="Visited_20_Internet_20_Link">Paper</text:a>. </text:p>
        </text:list-item>
      </text:list>
      <text:p text:style-name="Text_20_body">In-sole Flexible matrix pressure sensor:</text:p>
      <text:list xml:id="list1657881936" text:style-name="L4">
        <text:list-item>
          <text:p text:style-name="P8"><text:soft-page-break/>Combine 16 (approx.) piezoresistive cell sensors at specific anatomical zone of the plantar surface. </text:p>
        </text:list-item>
        <text:list-item>
          <text:p text:style-name="P8">Specific to a single size shoe/foot. Due to specific sensor locations based on size of foot. </text:p>
        </text:list-item>
        <text:list-item>
          <text:p text:style-name="P8"><text:a xlink:type="simple" xlink:href="https://www.mdpi.com/1424-8220/12/7/9884" text:style-name="Internet_20_link" text:visited-style-name="Visited_20_Internet_20_Link">https://www.mdpi.com/1424-8220/12/7/9884</text:a> - An old research paper worth looking at (Suggesting 15 sensors enough to cover most of the body weight changes). Used as a reference in <text:a xlink:type="simple" xlink:href="https://journals.plos.org/plosone/article/file?id=10.1371/journal.pone.0237090&amp;type=printable#page=15&amp;zoom=100,0,0" text:style-name="Internet_20_link" text:visited-style-name="Visited_20_Internet_20_Link">this</text:a> 2020 paper. </text:p>
        </text:list-item>
        <text:list-item>
          <text:p text:style-name="P7">Costly even at 3500 for 5. Just 20 units would be 14000/-. </text:p>
        </text:list-item>
      </text:list>
      <text:p text:style-name="Text_20_body">Static matrix based pressure sensor:</text:p>
      <text:list xml:id="list3694048750" text:style-name="L5">
        <text:list-item>
          <text:p text:style-name="P9">An example product from emed : <text:a xlink:type="simple" xlink:href="https://novel.de/products/emed/" text:style-name="Internet_20_link" text:visited-style-name="Visited_20_Internet_20_Link">https://novel.de/products/emed/</text:a> <text:span text:style-name="Strong_20_Emphasis">→ Uses capacitive sensors</text:span> </text:p>
        </text:list-item>
      </text:list>
      <text:p text:style-name="Text_20_body">Notes:</text:p>
      <text:list xml:id="list1295725728" text:style-name="L6">
        <text:list-item>
          <text:p text:style-name="P11">The smaller the sensor the smaller the load bearing/measurement. But greater matrix possibility. In turn high resolution. The bigger the sensor, typically higher load bearing. But Low Sensors per area (Low resolution). </text:p>
        </text:list-item>
        <text:list-item>
          <text:p text:style-name="P10"><text:span text:style-name="Emphasis"><text:span text:style-name="Strong_20_Emphasis">Pressure Range:</text:span></text:span> Maximum pressure is the upper limit that the pressure sensor can measure and <text:span text:style-name="Emphasis">vice versa</text:span>. It is also important to note that burst pressure is the maximum pressure that the sensor can withstand before breakage as opposed to maximum pressure. Foot plantar pressure values of up to <text:span text:style-name="Strong_20_Emphasis">1,900 kPa</text:span> are typically reported in the literature but an extreme pressure of up to <text:span text:style-name="Strong_20_Emphasis">3 MPa</text:span> has been documented by Urry [<text:a xlink:type="simple" xlink:href="https://www.mdpi.com/1424-8220/12/7/9884#b31-sensors-12-09884" text:style-name="Internet_20_link" text:visited-style-name="Visited_20_Internet_20_Link"><text:span text:style-name="Strong_20_Emphasis">31</text:span></text:a>]. One of the foot plantar pressure sensor designs considers 3 MPa as burst pressure value, for comparison when a healthy person of 75 kg body mass is standing on only one forefoot, if pressure is evenly distributed, the interfacial pressure for every 31.2 mm2 foot plantar area approximates 2.3 MPa. <text:a xlink:type="simple" xlink:href="https://www.mdpi.com/1424-8220/12/7/9884" text:style-name="Internet_20_link" text:visited-style-name="Visited_20_Internet_20_Link">Source</text:a> → 4.2 section A recommeded pressure range for gait analysis (walking) is approximately 1000 kPa (1 mPa).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11:35:30.961086337</meta:creation-date>
    <dc:date>2025-11-17T11:35:52.341867273</dc:date>
    <meta:editing-duration>PT21S</meta:editing-duration>
    <meta:editing-cycles>1</meta:editing-cycles>
    <meta:document-statistic meta:table-count="0" meta:image-count="0" meta:object-count="0" meta:page-count="2" meta:paragraph-count="37" meta:word-count="507" meta:character-count="3301" meta:non-whitespace-character-count="2831"/>
    <meta:generator>LibreOffice/7.3.7.2$Linux_X86_64 LibreOffice_project/30$Build-2</meta:generator>
  </office:meta>
</office:document-meta>
</file>